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DejaVu Sans"/>
    </style:style>
    <style:style style:name="P2" style:family="paragraph" style:parent-style-name="Standard" style:list-style-name="L1"/>
    <style:style style:name="P3" style:family="paragraph" style:parent-style-name="Standard" style:list-style-name="L2">
      <style:text-properties style:font-name="DejaVu Sans" fo:font-weight="normal" officeooo:rsid="000cb2d3" officeooo:paragraph-rsid="000cb2d3" style:font-weight-asian="normal" style:font-weight-complex="normal"/>
    </style:style>
    <style:style style:name="P4" style:family="paragraph" style:parent-style-name="Standard" style:list-style-name="L2">
      <style:text-properties style:font-name="DejaVu Sans" fo:font-weight="normal" officeooo:rsid="000cb2d3" officeooo:paragraph-rsid="00156931" style:font-weight-asian="normal" style:font-weight-complex="normal"/>
    </style:style>
    <style:style style:name="P5" style:family="paragraph" style:parent-style-name="Standard" style:list-style-name="L2">
      <style:text-properties style:font-name="DejaVu Sans" fo:font-weight="normal" officeooo:rsid="000cb2d3" officeooo:paragraph-rsid="001699bb" style:font-weight-asian="normal" style:font-weight-complex="normal"/>
    </style:style>
    <style:style style:name="P6" style:family="paragraph" style:parent-style-name="Standard" style:list-style-name="L2">
      <style:text-properties style:font-name="DejaVu Sans" fo:font-weight="normal" officeooo:rsid="000cb2d3" officeooo:paragraph-rsid="001923ec" style:font-weight-asian="normal" style:font-weight-complex="normal"/>
    </style:style>
    <style:style style:name="P7" style:family="paragraph" style:parent-style-name="Standard" style:list-style-name="L2">
      <style:text-properties style:font-name="DejaVu Sans" fo:font-weight="normal" officeooo:rsid="0024f111" officeooo:paragraph-rsid="003107b2" style:font-weight-asian="normal" style:font-weight-complex="normal"/>
    </style:style>
    <style:style style:name="P8" style:family="paragraph" style:parent-style-name="Standard" style:list-style-name="L2">
      <style:text-properties style:font-name="DejaVu Sans" fo:font-weight="normal" officeooo:rsid="003107b2" officeooo:paragraph-rsid="0035f96a" style:font-weight-asian="normal" style:font-weight-complex="normal"/>
    </style:style>
    <style:style style:name="P9" style:family="paragraph" style:parent-style-name="Standard" style:list-style-name="L2">
      <style:text-properties style:font-name="DejaVu Sans" fo:font-weight="normal" officeooo:rsid="0013aab1" officeooo:paragraph-rsid="0013aab1" style:font-weight-asian="normal" style:font-weight-complex="normal"/>
    </style:style>
    <style:style style:name="P10" style:family="paragraph" style:parent-style-name="Standard" style:list-style-name="L2">
      <style:text-properties style:font-name="DejaVu Sans" fo:font-weight="normal" officeooo:rsid="001699bb" officeooo:paragraph-rsid="001699bb" style:font-weight-asian="normal" style:font-weight-complex="normal"/>
    </style:style>
    <style:style style:name="P11" style:family="paragraph" style:parent-style-name="Standard" style:list-style-name="L2">
      <style:text-properties style:font-name="DejaVu Sans" fo:font-weight="bold" officeooo:rsid="001923ec" officeooo:paragraph-rsid="001923ec" style:font-weight-asian="bold" style:font-weight-complex="bold"/>
    </style:style>
    <style:style style:name="P12" style:family="paragraph" style:parent-style-name="Heading_20_3">
      <style:text-properties style:font-name="DejaVu Sans"/>
    </style:style>
    <style:style style:name="P13" style:family="paragraph" style:parent-style-name="Heading_20_3">
      <style:text-properties style:font-name="DejaVu Sans" officeooo:rsid="0013aab1" officeooo:paragraph-rsid="0013aab1"/>
    </style:style>
    <style:style style:name="P14" style:family="paragraph" style:parent-style-name="Heading_20_3">
      <style:text-properties style:font-name="DejaVu Sans" officeooo:rsid="0026f6c0" officeooo:paragraph-rsid="0026f6c0"/>
    </style:style>
    <style:style style:name="P15" style:family="paragraph" style:parent-style-name="Heading_20_3">
      <style:text-properties style:font-name="DejaVu Sans" officeooo:rsid="002c291c" officeooo:paragraph-rsid="002bb21c"/>
    </style:style>
    <style:style style:name="P16" style:family="paragraph" style:parent-style-name="Heading_20_3">
      <style:text-properties style:font-name="DejaVu Sans" fo:font-weight="bold" officeooo:rsid="000cb2d3" officeooo:paragraph-rsid="00156931" style:font-weight-asian="bold" style:font-weight-complex="bold"/>
    </style:style>
    <style:style style:name="P17" style:family="paragraph" style:parent-style-name="Heading_20_3">
      <style:text-properties style:font-name="DejaVu Sans" fo:font-weight="bold" officeooo:rsid="001699bb" officeooo:paragraph-rsid="001699bb" style:font-weight-asian="bold" style:font-weight-complex="bold"/>
    </style:style>
    <style:style style:name="P18" style:family="paragraph" style:parent-style-name="Heading_20_3">
      <style:text-properties style:font-name="DejaVu Sans" fo:font-weight="bold" officeooo:rsid="001923ec" officeooo:paragraph-rsid="001923ec" style:font-weight-asian="bold" style:font-weight-complex="bold"/>
    </style:style>
    <style:style style:name="P19" style:family="paragraph" style:parent-style-name="Heading_20_2">
      <style:text-properties style:font-name="DejaVu Sans" officeooo:paragraph-rsid="000cb2d3"/>
    </style:style>
    <style:style style:name="P20" style:family="paragraph" style:parent-style-name="Heading_20_2">
      <style:text-properties fo:color="#c9211e" style:font-name="DejaVu Sans" fo:font-size="12pt" fo:font-style="italic" officeooo:rsid="002588a2" officeooo:paragraph-rsid="002bb21c" style:font-size-asian="12pt" style:font-style-asian="italic" style:font-size-complex="12pt" style:font-style-complex="italic"/>
    </style:style>
    <style:style style:name="T1" style:family="text">
      <style:text-properties officeooo:rsid="000cb2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c454" style:font-weight-asian="bold" style:font-weight-complex="bold"/>
    </style:style>
    <style:style style:name="T4" style:family="text">
      <style:text-properties fo:font-weight="bold" officeooo:rsid="0017476d" style:font-weight-asian="bold" style:font-weight-complex="bold"/>
    </style:style>
    <style:style style:name="T5" style:family="text">
      <style:text-properties fo:font-weight="bold" officeooo:rsid="001923ec" style:font-weight-asian="bold" style:font-weight-complex="bold"/>
    </style:style>
    <style:style style:name="T6" style:family="text">
      <style:text-properties fo:font-weight="bold" officeooo:rsid="003107b2" style:font-weight-asian="bold" style:font-weight-complex="bold"/>
    </style:style>
    <style:style style:name="T7" style:family="text">
      <style:text-properties officeooo:rsid="000dc454"/>
    </style:style>
    <style:style style:name="T8" style:family="text">
      <style:text-properties officeooo:rsid="00128b9b"/>
    </style:style>
    <style:style style:name="T9" style:family="text">
      <style:text-properties style:font-name="DejaVu Sans"/>
    </style:style>
    <style:style style:name="T10" style:family="text">
      <style:text-properties style:font-name="DejaVu Sans" fo:font-weight="bold" style:font-weight-asian="bold" style:font-weight-complex="bold"/>
    </style:style>
    <style:style style:name="T11" style:family="text">
      <style:text-properties style:font-name="DejaVu Sans" fo:font-weight="bold" officeooo:rsid="001a707c" style:font-weight-asian="bold" style:font-weight-complex="bold"/>
    </style:style>
    <style:style style:name="T12" style:family="text">
      <style:text-properties style:font-name="DejaVu Sans" officeooo:rsid="001a707c"/>
    </style:style>
    <style:style style:name="T13" style:family="text">
      <style:text-properties style:font-name="DejaVu Sans" officeooo:rsid="0024f111"/>
    </style:style>
    <style:style style:name="T14" style:family="text">
      <style:text-properties officeooo:rsid="00156931"/>
    </style:style>
    <style:style style:name="T15" style:family="text">
      <style:text-properties officeooo:rsid="001923e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24f111"/>
    </style:style>
    <style:style style:name="T18" style:family="text">
      <style:text-properties officeooo:rsid="0026f6c0"/>
    </style:style>
    <style:style style:name="T19" style:family="text">
      <style:text-properties officeooo:rsid="002cdfca"/>
    </style:style>
    <style:style style:name="T20" style:family="text">
      <style:text-properties fo:font-style="italic" officeooo:rsid="002cdfca" style:font-style-asian="italic" style:font-style-complex="italic"/>
    </style:style>
    <style:style style:name="T21" style:family="text">
      <style:text-properties fo:font-style="italic" officeooo:rsid="002dccfb" style:font-style-asian="italic" style:font-style-complex="italic"/>
    </style:style>
    <style:style style:name="T22" style:family="text">
      <style:text-properties officeooo:rsid="002edc92"/>
    </style:style>
    <style:style style:name="T23" style:family="text">
      <style:text-properties officeooo:rsid="003107b2"/>
    </style:style>
    <style:style style:name="T24" style:family="text">
      <style:text-properties officeooo:rsid="0032696c"/>
    </style:style>
    <style:style style:name="T25" style:family="text">
      <style:text-properties officeooo:rsid="00343c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2">VisuTest fjernbetjening <text:span text:style-name="T1">guide</text:span></text:h>
      <text:p text:style-name="P1">(den sorte <text:span text:style-name="T25">Samsung el. LG</text:span> fjernbetjening)</text:p>
      <text:h text:style-name="P20" text:outline-level="2">OBS! Der er nu tilføjet E og C tavler<text:span text:style-name="T24"> og tal tavle</text:span>. Samtidig er flere tavler nu flyttet til samme knap på fjernbetjeningen. Eksempelvis ligger <text:span text:style-name="T25">bogstavtavlerne </text:span>Chart 1, 2 og <text:span text:style-name="T18">R</text:span> alle på knap "1". Man skifter mellem dem ved at trykke flere gange på "1".</text:h>
      <text:h text:style-name="P13" text:outline-level="3">Generelle funktioner</text:h>
      <text:list xml:id="list3421495734" text:style-name="L1">
        <text:list-item>
          <text:p text:style-name="P2"><text:span text:style-name="T10">Rød tænd/sluk knap</text:span><text:span text:style-name="T9">: </text:span><text:span text:style-name="T12">Standby til / fra (bruges når dagen er slut)</text:span></text:p>
        </text:list-item>
        <text:list-item>
          <text:p text:style-name="P2"><text:span text:style-name="T11">Tast 2, 0, 1, 8 med ét sekunds mellemrum</text:span><text:span text:style-name="T12">: Systemet lukkes </text:span><text:span text:style-name="T13">helt </text:span><text:span text:style-name="T12">ned</text:span></text:p>
        </text:list-item>
      </text:list>
      <text:h text:style-name="P14" text:outline-level="3">Tavler</text:h>
      <text:list xml:id="list3046771974" text:style-name="L2">
        <text:list-item>
          <text:p text:style-name="P3"><text:span text:style-name="T2">1</text:span>: Chart 1<text:span text:style-name="T17"> / Chart 2 / Chart R</text:span></text:p>
        </text:list-item>
        <text:list-item>
          <text:p text:style-name="P7"><text:span text:style-name="T6">2</text:span><text:span text:style-name="T23">: E'er / C'er</text:span></text:p>
        </text:list-item>
        <text:list-item>
          <text:p text:style-name="P8"><text:span text:style-name="T6">3</text:span>: Tal<text:span text:style-name="T14"> </text:span><text:span text:style-name="T21">(kun til test)</text:span></text:p>
        </text:list-item>
        <text:list-item>
          <text:p text:style-name="P9"><text:span text:style-name="T6">4</text:span>: Østerberg</text:p>
        </text:list-item>
        <text:list-item>
          <text:p text:style-name="P9"><text:span text:style-name="T6">5</text:span>: <text:span text:style-name="T14">Astigmatisme cirkler </text:span><text:span text:style-name="T21">(kun til test)</text:span></text:p>
        </text:list-item>
        <text:list-item>
          <text:p text:style-name="P10"><text:span text:style-name="T6">6</text:span>: Rød<text:span text:style-name="T22">+</text:span>Grøn<text:span text:style-name="T17"> / </text:span>Worth's 4-dots<text:span text:style-name="T17"> / </text:span>Samsyn<text:span text:style-name="T19"> </text:span><text:span text:style-name="T20">(kun til test)</text:span></text:p>
        </text:list-item>
      </text:list>
      <text:h text:style-name="P15" text:outline-level="3">Tegnbaserede tavle funktioner</text:h>
      <text:list xml:id="list150849455317740" text:continue-numbering="true" text:style-name="L2">
        <text:list-item>
          <text:p text:style-name="P3"><text:span text:style-name="T2">Pil op / </text:span><text:span text:style-name="T3">ned</text:span>: <text:span text:style-name="T8">Skift til næste (større) / forrige (mindre) række</text:span></text:p>
        </text:list-item>
        <text:list-item>
          <text:p text:style-name="P3"><text:span text:style-name="T2">Højre- / </text:span><text:span text:style-name="T3">venstre</text:span><text:span text:style-name="T2">pil</text:span>: <text:span text:style-name="T7">Flyt tegn mod højre / venstre</text:span></text:p>
        </text:list-item>
        <text:list-item>
          <text:p text:style-name="P3"><text:span text:style-name="T2">OK</text:span><text:span text:style-name="T4"> (den sidder midt mellem pilene)</text:span>: Bland nuværende tegn</text:p>
        </text:list-item>
      </text:list>
      <text:h text:style-name="P12" text:outline-level="3">Række funktioner</text:h>
      <text:list xml:id="list150849715922901" text:continue-numbering="true" text:style-name="L2">
        <text:list-item>
          <text:p text:style-name="P3"><text:span text:style-name="T2">INFO</text:span>: Skift mellem 1 og 5 tegn per række</text:p>
        </text:list-item>
        <text:list-item>
          <text:p text:style-name="P3"><text:span text:style-name="T4">P / </text:span><text:span text:style-name="T2">Brightness op</text:span>: Tilføj række</text:p>
        </text:list-item>
        <text:list-item>
          <text:p text:style-name="P3"><text:span text:style-name="T4">P / </text:span><text:span text:style-name="T2">Brightness ned</text:span>: Fjern række</text:p>
        </text:list-item>
      </text:list>
      <text:h text:style-name="P16" text:outline-level="3"><text:span text:style-name="T14">Astigmatiske </text:span>funktioner</text:h>
      <text:list xml:id="list150849913535403" text:continue-numbering="true" text:style-name="L2">
        <text:list-item>
          <text:p text:style-name="P4"><text:span text:style-name="T2">Højre- / </text:span><text:span text:style-name="T3">venstre</text:span><text:span text:style-name="T2">pil:</text:span> <text:span text:style-name="T14">Slå sort cirkel overlay til / fra</text:span></text:p>
        </text:list-item>
      </text:list>
      <text:h text:style-name="P17" text:outline-level="3">Samsyn funktioner</text:h>
      <text:list xml:id="list150848724065133" text:continue-numbering="true" text:style-name="L2">
        <text:list-item>
          <text:p text:style-name="P5"><text:span text:style-name="T2">Højre- / </text:span><text:span text:style-name="T3">venstre</text:span><text:span text:style-name="T2">pil:</text:span> <text:span text:style-name="T14">Skift mellem horisontal og vertikal visning</text:span></text:p>
        </text:list-item>
      </text:list>
      <text:h text:style-name="P18" text:outline-level="3">Opsætning</text:h>
      <text:list xml:id="list150849475374461" text:continue-numbering="true" text:style-name="L2">
        <text:list-item>
          <text:p text:style-name="P6"><text:span text:style-name="T5">Menu</text:span>: <text:span text:style-name="T15">Åben vindue med opsætning</text:span></text:p>
        </text:list-item>
        <text:list-item>
          <text:p text:style-name="P11">Pile<text:span text:style-name="T16">: Navigér menu og sæt værdier</text:span></text:p>
        </text:list-item>
        <text:list-item>
          <text:p text:style-name="P6"><text:span text:style-name="T2">OK</text:span><text:span text:style-name="T4"> (den sidder midt mellem pilene)</text:span>: <text:span text:style-name="T15">Gem opsætnin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13:33:26.371639862</meta:creation-date>
    <dc:date>2019-06-28T15:08:47.862044720</dc:date>
    <meta:editing-duration>PT52M17S</meta:editing-duration>
    <meta:editing-cycles>34</meta:editing-cycles>
    <meta:generator>LibreOffice/6.2.4.2.0$Linux_X86_64 LibreOffice_project/46e26c821030d384fd2754c867d16e6ec5c81699</meta:generator>
    <meta:print-date>2019-06-28T14:37:57.832256637</meta:print-date>
    <meta:document-statistic meta:table-count="0" meta:image-count="0" meta:object-count="0" meta:page-count="1" meta:paragraph-count="29" meta:word-count="237" meta:character-count="1257" meta:non-whitespace-character-count="1068"/>
  </office:meta>
</office:document-meta>
</file>